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Sans-sherif" svg:font-family="Sans-sherif" style:font-family-generic="swiss"/>
    <style:font-face style:name="sans-serif1" svg:font-family="sans-serif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9.5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sans-serif" fo:font-size="13.5pt" officeooo:rsid="0018a289" officeooo:paragraph-rsid="0018a289"/>
    </style:style>
    <style:style style:name="P4" style:family="paragraph" style:parent-style-name="Standard">
      <style:text-properties style:font-name="sans-serif" fo:font-size="13.5pt" officeooo:rsid="0019f58c" officeooo:paragraph-rsid="0019f58c"/>
    </style:style>
    <style:style style:name="P5" style:family="paragraph" style:parent-style-name="Standard">
      <style:text-properties style:font-name="sans-serif" fo:font-size="12.75pt"/>
    </style:style>
    <style:style style:name="P6" style:family="paragraph" style:parent-style-name="Standard">
      <style:text-properties officeooo:paragraph-rsid="0019f58c"/>
    </style:style>
    <style:style style:name="P7" style:family="paragraph" style:parent-style-name="Standard">
      <style:text-properties style:font-name="sans-serif" fo:font-size="13.5pt" officeooo:rsid="0019f58c" officeooo:paragraph-rsid="0019f58c"/>
    </style:style>
    <style:style style:name="P8" style:family="paragraph" style:parent-style-name="Standard">
      <style:text-properties style:font-name="sans-serif" fo:font-size="13.5pt" officeooo:rsid="0018a289" officeooo:paragraph-rsid="0018a289"/>
    </style:style>
    <style:style style:name="P9" style:family="paragraph" style:parent-style-name="Standard">
      <style:text-properties style:font-name="sans-serif" fo:font-size="13.5pt" officeooo:paragraph-rsid="001ae44e"/>
    </style:style>
    <style:style style:name="P10" style:family="paragraph" style:parent-style-name="Standard">
      <style:text-properties style:font-name="sans-serif" fo:font-size="13.5pt" style:font-size-asian="13.5pt" style:font-size-complex="13.5pt"/>
    </style:style>
    <style:style style:name="P11" style:family="paragraph" style:parent-style-name="Standard">
      <style:text-properties style:font-name="sans-serif" fo:font-size="12pt" style:font-size-asian="12pt" style:font-size-complex="12pt"/>
    </style:style>
    <style:style style:name="P12" style:family="paragraph" style:parent-style-name="Standard">
      <style:text-properties style:font-name="sans-serif" fo:font-size="12pt" officeooo:rsid="00162c19" officeooo:paragraph-rsid="00162c19" style:font-size-asian="12pt" style:font-size-complex="12pt"/>
    </style:style>
    <style:style style:name="P13" style:family="paragraph" style:parent-style-name="Standard">
      <style:text-properties style:font-name="sans-serif" fo:font-size="12pt" officeooo:rsid="0018a289" officeooo:paragraph-rsid="0018a289" style:font-size-asian="12pt" style:font-size-complex="12pt"/>
    </style:style>
    <style:style style:name="P14" style:family="paragraph" style:parent-style-name="Standard">
      <style:text-properties style:font-name="Sans-serif" fo:font-size="12pt" style:font-size-asian="12pt" style:font-size-complex="12pt"/>
    </style:style>
    <style:style style:name="P15" style:family="paragraph" style:parent-style-name="Standard">
      <style:text-properties style:font-name="Sans-serif" fo:font-size="12pt" officeooo:paragraph-rsid="001ae44e" style:font-size-asian="12pt" style:font-size-complex="12pt"/>
    </style:style>
    <style:style style:name="P16" style:family="paragraph" style:parent-style-name="Standard">
      <style:text-properties style:font-name="Sans-serif" fo:font-size="12pt" officeooo:rsid="001ae44e" officeooo:paragraph-rsid="001ae44e" style:font-size-asian="12pt" style:font-size-complex="12pt"/>
    </style:style>
    <style:style style:name="P17" style:family="paragraph" style:parent-style-name="Standard">
      <style:text-properties style:font-name="Sans-sherif" fo:font-size="12pt" style:font-size-asian="12pt" style:font-size-complex="12pt"/>
    </style:style>
    <style:style style:name="P18" style:family="paragraph" style:parent-style-name="Standard">
      <style:text-properties fo:font-size="12pt" officeooo:paragraph-rsid="001ae44e" style:font-size-asian="12pt" style:font-size-complex="12pt"/>
    </style:style>
    <style:style style:name="P19" style:family="paragraph" style:parent-style-name="Standard">
      <style:text-properties style:font-name="sans-serif1" fo:font-size="13pt" officeooo:paragraph-rsid="001ae44e" style:font-size-asian="13pt" style:font-size-complex="13pt"/>
    </style:style>
    <style:style style:name="P20" style:family="paragraph" style:parent-style-name="Standard">
      <style:text-properties style:font-name="sans-serif1" fo:font-size="13pt" officeooo:paragraph-rsid="0018a289" style:font-size-asian="13pt" style:font-size-complex="13pt"/>
    </style:style>
    <style:style style:name="P21" style:family="paragraph" style:parent-style-name="Standard">
      <style:text-properties style:font-name="sans-serif1" fo:font-size="13pt" officeooo:rsid="001caeef" officeooo:paragraph-rsid="001caeef" style:font-size-asian="13pt" style:font-size-complex="13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4pt" officeooo:rsid="0016b20a" style:font-size-asian="12.25pt" style:font-size-complex="14pt"/>
    </style:style>
    <style:style style:name="T3" style:family="text">
      <style:text-properties style:font-name="sans-serif" fo:font-size="14pt" officeooo:rsid="001ae44e" style:font-size-asian="12.25pt" style:font-size-complex="14pt"/>
    </style:style>
    <style:style style:name="T4" style:family="text">
      <style:text-properties style:font-name="sans-serif" fo:font-size="13.5pt"/>
    </style:style>
    <style:style style:name="T5" style:family="text">
      <style:text-properties style:font-name="sans-serif" fo:font-size="13.5pt" officeooo:rsid="0016b20a"/>
    </style:style>
    <style:style style:name="T6" style:family="text">
      <style:text-properties style:font-name="sans-serif" fo:font-size="13.5pt" officeooo:rsid="0019f58c"/>
    </style:style>
    <style:style style:name="T7" style:family="text">
      <style:text-properties style:font-name="sans-serif" fo:font-size="13.5pt" officeooo:rsid="001ac202"/>
    </style:style>
    <style:style style:name="T8" style:family="text">
      <style:text-properties style:font-name="sans-serif" fo:font-size="13.5pt" officeooo:rsid="001ae44e"/>
    </style:style>
    <style:style style:name="T9" style:family="text">
      <style:text-properties style:font-name="sans-serif" fo:font-size="12.75pt"/>
    </style:style>
    <style:style style:name="T10" style:family="text">
      <style:text-properties style:font-name="sans-serif" fo:font-size="12.75pt" officeooo:rsid="001ac202"/>
    </style:style>
    <style:style style:name="T11" style:family="text">
      <style:text-properties style:font-name="sans-serif" officeooo:rsid="001ae44e"/>
    </style:style>
    <style:style style:name="T12" style:family="text">
      <style:text-properties style:font-name="sans-serif" officeooo:rsid="0016b20a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62c19" style:font-size-asian="12pt" style:font-size-complex="12pt"/>
    </style:style>
    <style:style style:name="T15" style:family="text">
      <style:text-properties fo:font-size="12pt" officeooo:rsid="0019f58c" style:font-size-asian="12pt" style:font-size-complex="12pt"/>
    </style:style>
    <style:style style:name="T16" style:family="text">
      <style:text-properties fo:font-size="12pt" officeooo:rsid="001ae44e" style:font-size-asian="12pt" style:font-size-complex="12pt"/>
    </style:style>
    <style:style style:name="T17" style:family="text">
      <style:text-properties style:font-name="Abyssinica SIL" fo:font-size="14pt" style:font-size-asian="12.25pt" style:font-size-complex="14pt"/>
    </style:style>
    <style:style style:name="T18" style:family="text">
      <style:text-properties style:font-name="Abyssinica SIL" fo:font-size="14pt" officeooo:rsid="0016b20a" style:font-size-asian="12.25pt" style:font-size-complex="14pt"/>
    </style:style>
    <style:style style:name="T19" style:family="text">
      <style:text-properties style:font-name="Abyssinica SIL" fo:font-size="14pt" officeooo:rsid="0018a289" style:font-size-asian="12.25pt" style:font-size-complex="14pt"/>
    </style:style>
    <style:style style:name="T20" style:family="text">
      <style:text-properties style:font-name="Abyssinica SIL" fo:font-size="14pt" officeooo:rsid="001ac202" style:font-size-asian="12.25pt" style:font-size-complex="14pt"/>
    </style:style>
    <style:style style:name="T21" style:family="text">
      <style:text-properties style:font-name="Abyssinica SIL" fo:font-size="14pt" officeooo:rsid="001ae44e" style:font-size-asian="12.25pt" style:font-size-complex="14pt"/>
    </style:style>
    <style:style style:name="T22" style:family="text">
      <style:text-properties officeooo:rsid="0016b20a"/>
    </style:style>
    <style:style style:name="T23" style:family="text">
      <style:text-properties officeooo:rsid="0018a289"/>
    </style:style>
    <style:style style:name="T24" style:family="text">
      <style:text-properties officeooo:rsid="0019f58c"/>
    </style:style>
    <style:style style:name="T25" style:family="text">
      <style:text-properties fo:font-size="15.75pt" officeooo:rsid="00162c19"/>
    </style:style>
    <style:style style:name="T26" style:family="text">
      <style:text-properties officeooo:rsid="001ac202"/>
    </style:style>
    <style:style style:name="T27" style:family="text">
      <style:text-properties officeooo:rsid="001ae44e"/>
    </style:style>
    <style:style style:name="T28" style:family="text">
      <style:text-properties officeooo:rsid="00162c19"/>
    </style:style>
    <style:style style:name="T29" style:family="text">
      <style:text-properties fo:font-size="14pt" style:font-size-asian="12.25pt" style:font-size-complex="14pt"/>
    </style:style>
    <style:style style:name="T30" style:family="text">
      <style:text-properties fo:font-size="14pt" officeooo:rsid="001ae44e" style:font-size-asian="12.25pt" style:font-size-complex="14pt"/>
    </style:style>
    <style:style style:name="T31" style:family="text">
      <style:text-properties fo:font-size="14pt" officeooo:rsid="0016b20a" style:font-size-asian="12.25pt" style:font-size-complex="14pt"/>
    </style:style>
    <style:style style:name="T32" style:family="text">
      <style:text-properties fo:font-size="14pt" officeooo:rsid="0018a289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LC, Business Analysis and Project Management</text:p>
      <text:p text:style-name="P11">1.</text:p>
      <text:p text:style-name="P11">Why is software development life cycle important?</text:p>
      <text:p text:style-name="P14"/>
      <text:p text:style-name="P15"><text:span text:style-name="T28">We can </text:span>design, develop and test high quality softwares <text:span text:style-name="T28">which </text:span><text:s/>aims to produce a high quality software that meets or exceeds customer expectations.</text:p>
      <text:p text:style-name="P15"/>
      <text:p text:style-name="P15"><text:span text:style-name="T27">Modern sdlc models are agile and scrum which is used in most of the industries.waterfall model which is also important.</text:span></text:p>
      <text:p text:style-name="P15"/>
      <text:p text:style-name="P16"><text:span text:style-name="T24">For doing </text:span>the backflow<text:span text:style-name="T24"> and modifications during the project </text:span>the step by step is necessary.</text:p>
      <text:p text:style-name="P16"/>
      <text:p text:style-name="P16">It creates a workflow during the whole development of project as all are coming <text:s/>together and completing the project.</text:p>
      <text:p text:style-name="P17"/>
      <text:p text:style-name="P11">2.</text:p>
      <text:p text:style-name="P11">Come up with Entry and Exit criteria for each phases of </text:p>
      <text:p text:style-name="P11">project management life cycle</text:p>
      <text:p text:style-name="P11"/>
      <text:p text:style-name="P12">The phases of sdlc are</text:p>
      <text:p text:style-name="P12"><text:span text:style-name="T23">a</text:span>)pr<text:span text:style-name="T22">oject initialization</text:span>, entry – <text:span text:style-name="T23">a business case is developed and feasibilty study is undergone</text:span>, exit – <text:span text:style-name="T23">appoint project team and phase review.</text:span></text:p>
      <text:p text:style-name="P12"/>
      <text:p text:style-name="P13">b)project planning -entry -create a project,resources,financial plan</text:p>
      <text:p text:style-name="P13">exit- phase review</text:p>
      <text:p text:style-name="P13"/>
      <text:p text:style-name="P13">c)project execution – entry -perform time management,risk,quality,cost plan , exit – phase review</text:p>
      <text:p text:style-name="P13"/>
      <text:p text:style-name="P13">d)project monitoring – entry -regular reviews using WBS(work break<text:span text:style-name="T27">down </text:span>structure. Exit – daily project progress reports, inspections,audits.</text:p>
      <text:p text:style-name="P13"/>
      <text:p text:style-name="P13"><text:span text:style-name="T24">e</text:span>)project closure – entry -<text:span text:style-name="T24">ensure criteria is met,communicate with stake holders. Exit – met customer requirements within scope.</text:span></text:p>
      <text:p text:style-name="P12"/>
      <text:p text:style-name="P13"/>
      <text:p text:style-name="P13"/>
      <text:p text:style-name="P3"/>
      <text:p text:style-name="P3">3.</text:p>
      <text:p text:style-name="P11">What are the roles of a Business Analyst? Why is Business Analysis crucial <text:s/>for a project success?</text:p>
      <text:p text:style-name="P11"/>
      <text:p text:style-name="P18"><text:span text:style-name="T11">1) </text:span><text:span text:style-name="T12">Business analysis is a set of tasks and techniques </text:span><text:span text:style-name="T11">for the project completion in achieving a common goal which is done by a bussiness analyst.</text:span></text:p>
      <text:p text:style-name="P18"><text:span text:style-name="T11"/></text:p>
      <text:p text:style-name="P18"><text:span text:style-name="T11">2) A bussiness analyst</text:span><text:span text:style-name="T12"> works among stake holders to elicit,analyze and communicate and validate the requirments for changes.</text:span></text:p>
      <text:p text:style-name="P19"><text:soft-page-break/><text:span text:style-name="T27">3) He facilitate a shared understanding of the problem, the possible solutions, and determine the scope of the project.</text:span></text:p>
      <text:p text:style-name="P19"/>
      <text:p text:style-name="P19"><text:span text:style-name="T27">4) He should have good communication skills.he should have good analytic skills and visual skills.</text:span></text:p>
      <text:p text:style-name="P19"/>
      <text:p text:style-name="P20"><text:span text:style-name="T27">5)He can define the importance of effective business analysis in ensuring project success and delivery of business.</text:span></text:p>
      <text:p text:style-name="P20"/>
      <text:p text:style-name="P21"><text:span text:style-name="T22">6</text:span>)Business analysis provide profitable and valuable bussiness by setting up a set of set of tasks and techniques for the successfull completion of the project.</text:p>
      <text:p text:style-name="P10"/>
      <text:p text:style-name="P10"/>
      <text:p text:style-name="P2">4.</text:p>
      <text:p text:style-name="P2">Define the roles and responsibilities of a Project Manager</text:p>
      <text:p text:style-name="P4">He organizes,leads and report and he completes the project through people.</text:p>
      <text:p text:style-name="P9">The project manager is the individual responsible for delivering the project. </text:p>
      <text:p text:style-name="P9">The individual leads and manages the project team, with authority and responsibility from the project board, to run the project on a day-to-day basis.</text:p>
      <text:p text:style-name="P4">Mainly the scope,time and cost is considered,within this the quality should not be risked.</text:p>
      <text:p text:style-name="P4"/>
      <text:p text:style-name="P6"><text:span text:style-name="T7">1)</text:span><text:span text:style-name="T6">Takes ownership of the whole project</text:span></text:p>
      <text:p text:style-name="Standard"><text:span text:style-name="T10">2)</text:span><text:span text:style-name="T9">Is proactive not reactive</text:span></text:p>
      <text:p text:style-name="Standard"><text:span text:style-name="T10">3)</text:span><text:span text:style-name="T9">Adequately plans the project</text:span></text:p>
      <text:p text:style-name="Standard"><text:span text:style-name="T10">4)</text:span><text:span text:style-name="T9">Is Authoritative (NOT Authoritarian)</text:span></text:p>
      <text:p text:style-name="Standard"><text:span text:style-name="T10">5)</text:span><text:span text:style-name="T9">Is Decisive</text:span></text:p>
      <text:p text:style-name="P5"><text:span text:style-name="T26">6)</text:span>Is a Good Communicato<text:span text:style-name="T26">r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Sans-sherif" svg:font-family="Sans-sherif" style:font-family-generic="swiss"/>
    <style:font-face style:name="sans-serif1" svg:font-family="sans-serif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15:57.601529945</meta:creation-date>
    <dc:date>2016-08-17T13:55:20.254631898</dc:date>
    <meta:editing-duration>PT6M2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416" meta:character-count="2754" meta:non-whitespace-character-count="2362"/>
  </office:meta>
</office:document-meta>
</file>